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0afa36b"/>
    </style:style>
    <style:style style:name="P53" style:family="paragraph" style:parent-style-name="Preformatted_20_Text">
      <style:text-properties fo:language="en" fo:country="US" officeooo:paragraph-rsid="01403b6f"/>
    </style:style>
    <style:style style:name="P54" style:family="paragraph" style:parent-style-name="Preformatted_20_Text">
      <style:text-properties fo:language="en" fo:country="US" fo:font-weight="bold" officeooo:rsid="007aec4f" officeooo:paragraph-rsid="007aec4f" style:font-weight-asian="bold" style:font-weight-complex="bold"/>
    </style:style>
    <style:style style:name="P5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7" style:family="paragraph" style:parent-style-name="Preformatted_20_Text">
      <style:text-properties fo:language="en" fo:country="US" officeooo:rsid="0082744d" officeooo:paragraph-rsid="0082744d"/>
    </style:style>
    <style:style style:name="P5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59" style:family="paragraph" style:parent-style-name="Preformatted_20_Text">
      <style:text-properties fo:language="en" fo:country="US" fo:font-weight="bold" officeooo:rsid="0082744d" officeooo:paragraph-rsid="0082744d" style:font-weight-asian="bold" style:font-weight-complex="bold"/>
    </style:style>
    <style:style style:name="P60" style:family="paragraph" style:parent-style-name="Preformatted_20_Text">
      <style:text-properties fo:language="en" fo:country="US" fo:font-weight="bold" officeooo:rsid="017ec056" officeooo:paragraph-rsid="017ec056" style:font-weight-asian="bold" style:font-weight-complex="bold"/>
    </style:style>
    <style:style style:name="P61" style:family="paragraph" style:parent-style-name="Preformatted_20_Text">
      <style:text-properties fo:language="en" fo:country="US" fo:font-weight="bold" officeooo:rsid="017ec056" officeooo:paragraph-rsid="01816bfe" style:font-weight-asian="bold" style:font-weight-complex="bold"/>
    </style:style>
    <style:style style:name="P62" style:family="paragraph" style:parent-style-name="Preformatted_20_Text">
      <style:text-properties fo:language="en" fo:country="US" officeooo:paragraph-rsid="01816bfe"/>
    </style:style>
    <style:style style:name="P63"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4" style:family="paragraph" style:parent-style-name="Preformatted_20_Text">
      <style:text-properties fo:language="en" fo:country="US" officeooo:paragraph-rsid="0085a9e0"/>
    </style:style>
    <style:style style:name="P65" style:family="paragraph" style:parent-style-name="Preformatted_20_Text">
      <style:text-properties fo:language="en" fo:country="US" officeooo:paragraph-rsid="017de4c8"/>
    </style:style>
    <style:style style:name="P66"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rsid="00dd7736" officeooo:paragraph-rsid="00dd7736"/>
    </style:style>
    <style:style style:name="P68" style:family="paragraph" style:parent-style-name="Preformatted_20_Text">
      <style:text-properties fo:language="en" fo:country="US" officeooo:rsid="00dd6c01" officeooo:paragraph-rsid="00dd6c01"/>
    </style:style>
    <style:style style:name="P69" style:family="paragraph" style:parent-style-name="Preformatted_20_Text">
      <style:text-properties fo:language="en" fo:country="US" officeooo:paragraph-rsid="0087e79d"/>
    </style:style>
    <style:style style:name="P70"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1"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language="en" fo:country="US" officeooo:paragraph-rsid="015490b2"/>
    </style:style>
    <style:style style:name="P73" style:family="paragraph" style:parent-style-name="Preformatted_20_Text">
      <style:text-properties fo:language="en" fo:country="US" officeooo:paragraph-rsid="0155a115"/>
    </style:style>
    <style:style style:name="P74" style:family="paragraph" style:parent-style-name="Preformatted_20_Text">
      <style:text-properties fo:language="en" fo:country="US" officeooo:paragraph-rsid="01570c0c"/>
    </style:style>
    <style:style style:name="P75" style:family="paragraph" style:parent-style-name="Preformatted_20_Text">
      <style:text-properties fo:language="en" fo:country="US" fo:font-weight="bold" officeooo:paragraph-rsid="010fba9a" style:font-weight-asian="bold" style:font-weight-complex="bold"/>
    </style:style>
    <style:style style:name="P76" style:family="paragraph" style:parent-style-name="Preformatted_20_Text">
      <style:text-properties fo:language="en" fo:country="US" officeooo:paragraph-rsid="010fba9a"/>
    </style:style>
    <style:style style:name="P77" style:family="paragraph" style:parent-style-name="Preformatted_20_Text">
      <style:paragraph-properties fo:text-align="justify" style:justify-single-word="false"/>
      <style:text-properties fo:language="en" fo:country="US" officeooo:paragraph-rsid="00948a1e"/>
    </style:style>
    <style:style style:name="P78" style:family="paragraph" style:parent-style-name="Preformatted_20_Text">
      <style:text-properties fo:language="en" fo:country="US" officeooo:paragraph-rsid="0108cdda"/>
    </style:style>
    <style:style style:name="P79" style:family="paragraph" style:parent-style-name="Preformatted_20_Text">
      <style:text-properties fo:language="en" fo:country="US" officeooo:rsid="00e46c8c" officeooo:paragraph-rsid="010c6f7b"/>
    </style:style>
    <style:style style:name="P80" style:family="paragraph" style:parent-style-name="Preformatted_20_Text">
      <style:text-properties fo:language="en" fo:country="US" officeooo:paragraph-rsid="010c6f7b"/>
    </style:style>
    <style:style style:name="P81" style:family="paragraph" style:parent-style-name="Preformatted_20_Text">
      <style:text-properties fo:language="en" fo:country="US" officeooo:paragraph-rsid="01085880"/>
    </style:style>
    <style:style style:name="P82" style:family="paragraph" style:parent-style-name="Preformatted_20_Text">
      <style:text-properties fo:language="en" fo:country="US" officeooo:rsid="00e46c8c" officeooo:paragraph-rsid="01085880"/>
    </style:style>
    <style:style style:name="P83" style:family="paragraph" style:parent-style-name="Preformatted_20_Text">
      <style:text-properties fo:language="en" fo:country="US" officeooo:rsid="010fba9a" officeooo:paragraph-rsid="010fba9a"/>
    </style:style>
    <style:style style:name="P84"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5"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6" style:family="paragraph" style:parent-style-name="Preformatted_20_Text">
      <style:paragraph-properties fo:text-align="justify" style:justify-single-word="false"/>
      <style:text-properties fo:language="en" fo:country="US" officeooo:paragraph-rsid="00c75c2e"/>
    </style:style>
    <style:style style:name="P87" style:family="paragraph" style:parent-style-name="Preformatted_20_Text">
      <style:paragraph-properties fo:text-align="justify" style:justify-single-word="false"/>
      <style:text-properties fo:language="en" fo:country="US" officeooo:paragraph-rsid="00c55f6e"/>
    </style:style>
    <style:style style:name="P88"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89"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0"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1" style:family="paragraph" style:parent-style-name="Preformatted_20_Text">
      <style:text-properties fo:language="en" fo:country="US" fo:font-weight="bold" officeooo:rsid="00d06ddf" officeooo:paragraph-rsid="00d06ddf" style:font-weight-asian="bold" style:font-weight-complex="bold"/>
    </style:style>
    <style:style style:name="P92" style:family="paragraph" style:parent-style-name="Preformatted_20_Text">
      <style:text-properties fo:language="en" fo:country="US" fo:font-weight="normal" officeooo:rsid="00d06ddf" officeooo:paragraph-rsid="00d06ddf" style:font-weight-asian="normal" style:font-weight-complex="normal"/>
    </style:style>
    <style:style style:name="P93" style:family="paragraph" style:parent-style-name="Preformatted_20_Text">
      <style:text-properties fo:language="en" fo:country="US" officeooo:paragraph-rsid="016531ce"/>
    </style:style>
    <style:style style:name="P94" style:family="paragraph" style:parent-style-name="Preformatted_20_Text">
      <style:text-properties fo:language="en" fo:country="US" fo:font-weight="bold" officeooo:rsid="00c0e860" officeooo:paragraph-rsid="00c0e860" style:font-weight-asian="bold" style:font-weight-complex="bold"/>
    </style:style>
    <style:style style:name="P95" style:family="paragraph" style:parent-style-name="Preformatted_20_Text">
      <style:text-properties fo:language="en" fo:country="US" officeooo:rsid="00c0e860" officeooo:paragraph-rsid="00c0e860"/>
    </style:style>
    <style:style style:name="P96" style:family="paragraph" style:parent-style-name="Preformatted_20_Text">
      <style:text-properties fo:font-weight="bold" officeooo:rsid="01365694" officeooo:paragraph-rsid="01365694" style:font-weight-asian="bold" style:font-weight-complex="bold"/>
    </style:style>
    <style:style style:name="P97" style:family="paragraph" style:parent-style-name="Preformatted_20_Text">
      <style:text-properties officeooo:rsid="01365694" officeooo:paragraph-rsid="01365694"/>
    </style:style>
    <style:style style:name="P98" style:family="paragraph" style:parent-style-name="Preformatted_20_Text">
      <style:text-properties fo:language="en" fo:country="US" fo:font-weight="bold" officeooo:rsid="00a625f5" officeooo:paragraph-rsid="00a625f5" style:font-weight-asian="bold" style:font-weight-complex="bold"/>
    </style:style>
    <style:style style:name="P99"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0bb1f5a"/>
    </style:style>
    <style:style style:name="T5" style:family="text">
      <style:text-properties officeooo:rsid="00796f36"/>
    </style:style>
    <style:style style:name="T6" style:family="text">
      <style:text-properties officeooo:rsid="00ffcac4"/>
    </style:style>
    <style:style style:name="T7" style:family="text">
      <style:text-properties officeooo:rsid="013cf18a"/>
    </style:style>
    <style:style style:name="T8" style:family="text">
      <style:text-properties officeooo:rsid="003201e2"/>
    </style:style>
    <style:style style:name="T9" style:family="text">
      <style:text-properties officeooo:rsid="0013c6bc"/>
    </style:style>
    <style:style style:name="T10" style:family="text">
      <style:text-properties officeooo:rsid="014c99be"/>
    </style:style>
    <style:style style:name="T11" style:family="text">
      <style:text-properties officeooo:rsid="00b39518"/>
    </style:style>
    <style:style style:name="T12" style:family="text">
      <style:text-properties style:font-name="Liberation Mono" fo:font-size="10pt" officeooo:rsid="00f3f3c7" style:font-name-asian="NSimSun" style:font-size-asian="10pt" style:font-name-complex="Liberation Mono" style:font-size-complex="10pt"/>
    </style:style>
    <style:style style:name="T13" style:family="text">
      <style:text-properties officeooo:rsid="00f044b8"/>
    </style:style>
    <style:style style:name="T14" style:family="text">
      <style:text-properties officeooo:rsid="00ef603c"/>
    </style:style>
    <style:style style:name="T15" style:family="text">
      <style:text-properties officeooo:rsid="00f18f4d"/>
    </style:style>
    <style:style style:name="T16" style:family="text">
      <style:text-properties officeooo:rsid="00f357a4"/>
    </style:style>
    <style:style style:name="T17" style:family="text">
      <style:text-properties style:font-name="Liberation Mono" fo:font-size="10pt" officeooo:rsid="00ef603c" style:font-name-asian="NSimSun" style:font-size-asian="10pt" style:font-name-complex="Liberation Mono" style:font-size-complex="10pt"/>
    </style:style>
    <style:style style:name="T18" style:family="text">
      <style:text-properties officeooo:rsid="00c34552"/>
    </style:style>
    <style:style style:name="T19" style:family="text">
      <style:text-properties officeooo:rsid="00b40a7a"/>
    </style:style>
    <style:style style:name="T20" style:family="text">
      <style:text-properties officeooo:rsid="0105ca5d"/>
    </style:style>
    <style:style style:name="T21" style:family="text">
      <style:text-properties officeooo:rsid="00fc3cb4"/>
    </style:style>
    <style:style style:name="T22" style:family="text">
      <style:text-properties officeooo:rsid="00fdadae"/>
    </style:style>
    <style:style style:name="T23" style:family="text">
      <style:text-properties officeooo:rsid="00f9811c"/>
    </style:style>
    <style:style style:name="T24" style:family="text">
      <style:text-properties officeooo:rsid="00b54258"/>
    </style:style>
    <style:style style:name="T25" style:family="text">
      <style:text-properties style:font-name="Liberation Mono" fo:font-size="10pt" officeooo:rsid="0105953e" style:font-name-asian="NSimSun" style:font-size-asian="10pt" style:font-name-complex="Liberation Mono" style:font-size-complex="10pt"/>
    </style:style>
    <style:style style:name="T26" style:family="text">
      <style:text-properties officeooo:rsid="00b6a84d"/>
    </style:style>
    <style:style style:name="T27" style:family="text">
      <style:text-properties officeooo:rsid="0025018b"/>
    </style:style>
    <style:style style:name="T28" style:family="text">
      <style:text-properties officeooo:rsid="0026f954"/>
    </style:style>
    <style:style style:name="T29" style:family="text">
      <style:text-properties officeooo:rsid="002fcd6f"/>
    </style:style>
    <style:style style:name="T30" style:family="text">
      <style:text-properties fo:font-weight="bold" style:font-weight-asian="bold" style:font-weight-complex="bold"/>
    </style:style>
    <style:style style:name="T31" style:family="text">
      <style:text-properties style:font-name="Liberation Mono" fo:font-size="10pt" officeooo:rsid="003095f6" style:font-name-asian="NSimSun" style:font-size-asian="10pt" style:font-name-complex="Liberation Mono" style:font-size-complex="10pt"/>
    </style:style>
    <style:style style:name="T32" style:family="text">
      <style:text-properties style:font-name="Liberation Mono" fo:font-size="10pt" officeooo:rsid="0116091d" style:font-name-asian="NSimSun" style:font-size-asian="10pt" style:font-name-complex="Liberation Mono" style:font-size-complex="10pt"/>
    </style:style>
    <style:style style:name="T33" style:family="text">
      <style:text-properties officeooo:rsid="0116e427"/>
    </style:style>
    <style:style style:name="T34" style:family="text">
      <style:text-properties officeooo:rsid="0038426d"/>
    </style:style>
    <style:style style:name="T35" style:family="text">
      <style:text-properties style:font-name="Liberation Mono" fo:font-size="10pt" officeooo:rsid="00d8e749" style:font-name-asian="NSimSun" style:font-size-asian="10pt" style:font-name-complex="Liberation Mono" style:font-size-complex="10pt"/>
    </style:style>
    <style:style style:name="T36" style:family="text">
      <style:text-properties officeooo:rsid="00d8e749"/>
    </style:style>
    <style:style style:name="T37" style:family="text">
      <style:text-properties fo:font-weight="bold" officeooo:rsid="00d49366" style:font-weight-asian="bold" style:font-weight-complex="bold"/>
    </style:style>
    <style:style style:name="T38" style:family="text">
      <style:text-properties officeooo:rsid="003fb0c7"/>
    </style:style>
    <style:style style:name="T39" style:family="text">
      <style:text-properties officeooo:rsid="011c0665"/>
    </style:style>
    <style:style style:name="T40" style:family="text">
      <style:text-properties officeooo:rsid="0043908d"/>
    </style:style>
    <style:style style:name="T41" style:family="text">
      <style:text-properties officeooo:rsid="0047932a"/>
    </style:style>
    <style:style style:name="T42" style:family="text">
      <style:text-properties officeooo:rsid="004c3c2f"/>
    </style:style>
    <style:style style:name="T43" style:family="text">
      <style:text-properties officeooo:rsid="0057055a"/>
    </style:style>
    <style:style style:name="T44" style:family="text">
      <style:text-properties officeooo:rsid="011cad39"/>
    </style:style>
    <style:style style:name="T45" style:family="text">
      <style:text-properties style:font-name="Liberation Mono" fo:font-size="10pt" officeooo:rsid="01026424" style:font-name-asian="NSimSun" style:font-size-asian="10pt" style:font-name-complex="Liberation Mono" style:font-size-complex="10pt"/>
    </style:style>
    <style:style style:name="T46" style:family="text">
      <style:text-properties officeooo:rsid="011e255b"/>
    </style:style>
    <style:style style:name="T47" style:family="text">
      <style:text-properties officeooo:rsid="0140da31"/>
    </style:style>
    <style:style style:name="T48" style:family="text">
      <style:text-properties officeooo:rsid="005a06f8"/>
    </style:style>
    <style:style style:name="T49" style:family="text">
      <style:text-properties officeooo:rsid="0139219d"/>
    </style:style>
    <style:style style:name="T50" style:family="text">
      <style:text-properties officeooo:rsid="013cac4d"/>
    </style:style>
    <style:style style:name="T51" style:family="text">
      <style:text-properties fo:language="en" fo:country="US"/>
    </style:style>
    <style:style style:name="T52" style:family="text">
      <style:text-properties officeooo:rsid="011f9fe5"/>
    </style:style>
    <style:style style:name="T53" style:family="text">
      <style:text-properties officeooo:rsid="013abcd0"/>
    </style:style>
    <style:style style:name="T54" style:family="text">
      <style:text-properties officeooo:rsid="0066253c"/>
    </style:style>
    <style:style style:name="T55" style:family="text">
      <style:text-properties officeooo:rsid="00bd37d8"/>
    </style:style>
    <style:style style:name="T56" style:family="text">
      <style:text-properties officeooo:rsid="0063ea54"/>
    </style:style>
    <style:style style:name="T57" style:family="text">
      <style:text-properties style:font-name="Liberation Mono" fo:font-size="10pt" officeooo:rsid="00674b08" style:font-name-asian="NSimSun" style:font-size-asian="10pt" style:font-name-complex="Liberation Mono" style:font-size-complex="10pt"/>
    </style:style>
    <style:style style:name="T58" style:family="text">
      <style:text-properties officeooo:rsid="01741058"/>
    </style:style>
    <style:style style:name="T59" style:family="text">
      <style:text-properties officeooo:rsid="0175adf7"/>
    </style:style>
    <style:style style:name="T60" style:family="text">
      <style:text-properties officeooo:rsid="01769c10"/>
    </style:style>
    <style:style style:name="T61" style:family="text">
      <style:text-properties officeooo:rsid="0176bfad"/>
    </style:style>
    <style:style style:name="T62" style:family="text">
      <style:text-properties fo:font-weight="bold" officeooo:rsid="017493cf" style:font-weight-asian="bold" style:font-weight-complex="bold"/>
    </style:style>
    <style:style style:name="T63" style:family="text">
      <style:text-properties officeooo:rsid="017493cf"/>
    </style:style>
    <style:style style:name="T64" style:family="text">
      <style:text-properties fo:font-size="10pt" fo:font-weight="normal" officeooo:rsid="01741058" style:font-size-asian="8.75pt" style:font-weight-asian="normal" style:font-size-complex="10pt" style:font-weight-complex="normal"/>
    </style:style>
    <style:style style:name="T65" style:family="text">
      <style:text-properties fo:font-size="10pt" fo:font-weight="normal" officeooo:rsid="017493cf" style:font-size-asian="8.75pt" style:font-weight-asian="normal" style:font-size-complex="10pt" style:font-weight-complex="normal"/>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weight="bold" officeooo:rsid="013d3517" style:font-weight-asian="bold" style:font-weight-complex="bold"/>
    </style:style>
    <style:style style:name="T68" style:family="text">
      <style:text-properties officeooo:rsid="013d3517"/>
    </style:style>
    <style:style style:name="T69" style:family="text">
      <style:text-properties officeooo:rsid="01267e24"/>
    </style:style>
    <style:style style:name="T70" style:family="text">
      <style:text-properties fo:font-weight="bold" officeooo:rsid="0149c092" style:font-weight-asian="bold" style:font-weight-complex="bold"/>
    </style:style>
    <style:style style:name="T71" style:family="text">
      <style:text-properties fo:font-weight="bold" officeooo:rsid="00aa8404" style:font-weight-asian="bold" style:font-weight-complex="bold"/>
    </style:style>
    <style:style style:name="T72"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3"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4" style:family="text">
      <style:text-properties fo:font-weight="bold" officeooo:rsid="0145b2a8" style:font-weight-asian="bold" style:font-weight-complex="bold"/>
    </style:style>
    <style:style style:name="T75"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6" style:family="text">
      <style:text-properties fo:font-weight="bold" officeooo:rsid="01462ea5" style:font-weight-asian="bold" style:font-weight-complex="bold"/>
    </style:style>
    <style:style style:name="T77"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8" style:family="text">
      <style:text-properties fo:font-weight="bold" officeooo:rsid="017aaa49" style:font-weight-asian="bold" style:font-weight-complex="bold"/>
    </style:style>
    <style:style style:name="T79"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0" style:family="text">
      <style:text-properties officeooo:rsid="00afa36b"/>
    </style:style>
    <style:style style:name="T81" style:family="text">
      <style:text-properties officeooo:rsid="014041f0"/>
    </style:style>
    <style:style style:name="T82" style:family="text">
      <style:text-properties fo:font-weight="bold" officeooo:rsid="01403b6f" style:font-weight-asian="bold" style:font-weight-complex="bold"/>
    </style:style>
    <style:style style:name="T83" style:family="text">
      <style:text-properties fo:font-weight="bold" officeooo:rsid="014387ad" style:font-weight-asian="bold" style:font-weight-complex="bold"/>
    </style:style>
    <style:style style:name="T84" style:family="text">
      <style:text-properties style:font-name="Liberation Mono" fo:font-size="10pt" officeooo:rsid="00b17cc0" style:font-name-asian="NSimSun" style:font-size-asian="10pt" style:font-name-complex="Liberation Mono" style:font-size-complex="10pt"/>
    </style:style>
    <style:style style:name="T85" style:family="text">
      <style:text-properties style:font-name="Liberation Mono" fo:font-size="10pt" officeooo:rsid="007aec4f" style:font-name-asian="NSimSun" style:font-size-asian="10pt" style:font-name-complex="Liberation Mono" style:font-size-complex="10pt"/>
    </style:style>
    <style:style style:name="T86" style:family="text">
      <style:text-properties officeooo:rsid="012c01ca"/>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weight="bold" officeooo:rsid="014e2d68"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1816bfe" style:font-weight-asian="normal" style:font-weight-complex="normal"/>
    </style:style>
    <style:style style:name="T91" style:family="text">
      <style:text-properties officeooo:rsid="01816bfe"/>
    </style:style>
    <style:style style:name="T92" style:family="text">
      <style:text-properties officeooo:rsid="0184cad3"/>
    </style:style>
    <style:style style:name="T93" style:family="text">
      <style:text-properties officeooo:rsid="012c2734"/>
    </style:style>
    <style:style style:name="T94" style:family="text">
      <style:text-properties fo:font-weight="bold" officeooo:rsid="00e70424" style:font-weight-asian="bold" style:font-weight-complex="bold"/>
    </style:style>
    <style:style style:name="T95" style:family="text">
      <style:text-properties fo:font-weight="bold" officeooo:rsid="017de4c8" style:font-weight-asian="bold" style:font-weight-complex="bold"/>
    </style:style>
    <style:style style:name="T96" style:family="text">
      <style:text-properties officeooo:rsid="017de4c8"/>
    </style:style>
    <style:style style:name="T97" style:family="text">
      <style:text-properties fo:language="en" fo:country="US" fo:font-weight="bold" style:font-weight-asian="bold" style:font-weight-complex="bold"/>
    </style:style>
    <style:style style:name="T98" style:family="text">
      <style:text-properties fo:font-weight="bold" officeooo:rsid="00e7fef4" style:font-weight-asian="bold" style:font-weight-complex="bold"/>
    </style:style>
    <style:style style:name="T99" style:family="text">
      <style:text-properties officeooo:rsid="017226ed"/>
    </style:style>
    <style:style style:name="T100" style:family="text">
      <style:text-properties officeooo:rsid="01713b32"/>
    </style:style>
    <style:style style:name="T101" style:family="text">
      <style:text-properties fo:font-weight="bold" officeooo:rsid="00e21fcf" style:font-weight-asian="bold" style:font-weight-complex="bold"/>
    </style:style>
    <style:style style:name="T102" style:family="text">
      <style:text-properties fo:font-weight="bold" officeooo:rsid="00df723f" style:font-weight-asian="bold" style:font-weight-complex="bold"/>
    </style:style>
    <style:style style:name="T103" style:family="text">
      <style:text-properties officeooo:rsid="014f74f8"/>
    </style:style>
    <style:style style:name="T104" style:family="text">
      <style:text-properties officeooo:rsid="0154406f"/>
    </style:style>
    <style:style style:name="T105" style:family="text">
      <style:text-properties officeooo:rsid="00ecc7ec"/>
    </style:style>
    <style:style style:name="T106" style:family="text">
      <style:text-properties officeooo:rsid="00e5df50"/>
    </style:style>
    <style:style style:name="T107" style:family="text">
      <style:text-properties officeooo:rsid="01547c9e"/>
    </style:style>
    <style:style style:name="T108" style:family="text">
      <style:text-properties officeooo:rsid="015490b2"/>
    </style:style>
    <style:style style:name="T109" style:family="text">
      <style:text-properties officeooo:rsid="0155a115"/>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normal" style:font-style-asian="normal" style:font-style-complex="normal"/>
    </style:style>
    <style:style style:name="T112" style:family="text">
      <style:text-properties fo:font-style="normal" officeooo:rsid="015b3a28" style:font-style-asian="normal" style:font-style-complex="normal"/>
    </style:style>
    <style:style style:name="T113" style:family="text">
      <style:text-properties officeooo:rsid="009133f8"/>
    </style:style>
    <style:style style:name="T114" style:family="text">
      <style:text-properties fo:font-weight="bold" officeooo:rsid="01085880" style:font-weight-asian="bold" style:font-weight-complex="bold"/>
    </style:style>
    <style:style style:name="T115" style:family="text">
      <style:text-properties fo:font-weight="bold" officeooo:rsid="010c6f7b" style:font-weight-asian="bold" style:font-weight-complex="bold"/>
    </style:style>
    <style:style style:name="T116" style:family="text">
      <style:text-properties style:font-name="Liberation Mono" fo:font-size="10pt" officeooo:rsid="0108cdda" style:font-name-asian="NSimSun" style:font-size-asian="10pt" style:font-name-complex="Liberation Mono" style:font-size-complex="10pt"/>
    </style:style>
    <style:style style:name="T117" style:family="text">
      <style:text-properties officeooo:rsid="01085880"/>
    </style:style>
    <style:style style:name="T118" style:family="text">
      <style:text-properties officeooo:rsid="010aead4"/>
    </style:style>
    <style:style style:name="T119" style:family="text">
      <style:text-properties fo:font-weight="bold" officeooo:rsid="00e46c8c" style:font-weight-asian="bold" style:font-weight-complex="bold"/>
    </style:style>
    <style:style style:name="T120" style:family="text">
      <style:text-properties officeooo:rsid="00e46c8c"/>
    </style:style>
    <style:style style:name="T121" style:family="text">
      <style:text-properties officeooo:rsid="012f7e45"/>
    </style:style>
    <style:style style:name="T122" style:family="text">
      <style:text-properties officeooo:rsid="018898e2"/>
    </style:style>
    <style:style style:name="T123" style:family="text">
      <style:text-properties officeooo:rsid="015cfd50"/>
    </style:style>
    <style:style style:name="T124" style:family="text">
      <style:text-properties officeooo:rsid="0130b6e6"/>
    </style:style>
    <style:style style:name="T125" style:family="text">
      <style:text-properties style:font-name="Liberation Mono" fo:font-size="10pt" officeooo:rsid="00c9d07b" style:font-name-asian="NSimSun" style:font-size-asian="10pt" style:font-name-complex="Liberation Mono" style:font-size-complex="10pt"/>
    </style:style>
    <style:style style:name="T126" style:family="text">
      <style:text-properties officeooo:rsid="00c55f6e"/>
    </style:style>
    <style:style style:name="T127" style:family="text">
      <style:text-properties officeooo:rsid="015efdfb"/>
    </style:style>
    <style:style style:name="T128" style:family="text">
      <style:text-properties style:font-name="Liberation Mono" style:font-name-asian="NSimSun" style:font-name-complex="Liberation Mono"/>
    </style:style>
    <style:style style:name="T129" style:family="text">
      <style:text-properties officeooo:rsid="009b44dd"/>
    </style:style>
    <style:style style:name="T130" style:family="text">
      <style:text-properties officeooo:rsid="0161f116"/>
    </style:style>
    <style:style style:name="T131" style:family="text">
      <style:text-properties officeooo:rsid="00a00b63"/>
    </style:style>
    <style:style style:name="T132" style:family="text">
      <style:text-properties officeooo:rsid="00cb8a2f"/>
    </style:style>
    <style:style style:name="T133" style:family="text">
      <style:text-properties officeooo:rsid="01345787"/>
    </style:style>
    <style:style style:name="T134" style:family="text">
      <style:text-properties officeooo:rsid="0134e677"/>
    </style:style>
    <style:style style:name="T135" style:family="text">
      <style:text-properties officeooo:rsid="01832199"/>
    </style:style>
    <style:style style:name="T136" style:family="text">
      <style:text-properties officeooo:rsid="00d2fde8"/>
    </style:style>
    <style:style style:name="T137" style:family="text">
      <style:text-properties officeooo:rsid="00ccf9dd"/>
    </style:style>
    <style:style style:name="T138"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0 </text:span></text:p>
      <text:p text:style-name="P3"/>
      <text:p text:style-name="P3"><text:span text:style-name="T4">O</text:span><text:span text:style-name="T5">perating </text:span><text:span text:style-name="T4">M</text:span><text:span text:style-name="T1">anual</text:span></text:p>
      <text:p text:style-name="P4"/>
      <text:p text:style-name="P4"/>
      <text:p text:style-name="P4"/>
      <text:p text:style-name="P5">Written by Franck “<text:span text:style-name="T6">hitchhikr” </text:span>Charlet (franck@<text:span text:style-name="T7">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8">Introduction</text:span></text:p>
      <text:p text:style-name="P6"/>
      <text:p text:style-name="P8"><text:span text:style-name="T9">P</text:span>ro<text:span text:style-name="T10">t</text:span>rekkr is a tracker program combining a software synthesizer together with a traditional samples tracker which can (mainly) be used to create electronic music (like psytrance, trance goa, hard acid, IDM, chip, techno, <text:span text:style-name="T11">jungle</text:span>, etc.) <text:span text:style-name="T12">targeting </text:span>small sized intros, demos or games.</text:p>
      <text:p text:style-name="P8"/>
      <text:p text:style-name="P8"><text:span text:style-name="T13">I</text:span><text:span text:style-name="T14">t’s a heavily modified version of </text:span><text:span text:style-name="T15">the old </text:span><text:span text:style-name="T14">NoiseTrekker </text:span><text:span text:style-name="T16">2 </text:span><text:span text:style-name="T17">which was made by </text:span><text:span text:style-name="T14">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18">Up to </text:span><text:span text:style-name="T19">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0">Linear/</text:span>Cubic spline interpolation.</text:p>
      <text:p text:style-name="P6">- Wav/<text:span text:style-name="T21">Aiff</text:span> <text:span text:style-name="T22">samples</text:span> import/export.</text:p>
      <text:p text:style-name="P6">- 16 or 32 bits wav rendering.</text:p>
      <text:p text:style-name="P11">- <text:span text:style-name="T23">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4">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5">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6">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7">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28">t</text:span> be reloaded inside the tracker, <text:span text:style-name="T28">but the musician can simulate the compression of the samples </text:span><text:span text:style-name="T29">(or per sample) </text:span><text:span text:style-name="T28">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0">Save .ptp</text:span>":</text:p>
      <text:p text:style-name="P6"><text:s text:c="2"/>Create a module with extension ".ptp" in the current directory.</text:p>
      <text:p text:style-name="P6"/>
      <text:p text:style-name="P6">- "<text:span text:style-name="T30">Calc .ptp size</text:span>":</text:p>
      <text:p text:style-name="P18"><text:s text:c="2"/>Calculate (roughly) the size that the module would take once used in <text:span text:style-name="T31">your </text:span></text:p>
      <text:p text:style-name="P18"><text:span text:style-name="T31"><text:s text:c="2"/></text:span><text:span text:style-name="T32">(compressed) </text:span><text:span text:style-name="T31">program</text:span>.</text:p>
      <text:p text:style-name="P6"/>
      <text:p text:style-name="P6">Note that compressed modules generated on big endian platforms and little endian</text:p>
      <text:p text:style-name="P6">ones aren't compatible <text:span text:style-name="T33">with each others</text:span>.</text:p>
      <text:p text:style-name="P6"/>
      <text:p text:style-name="P9">Samples inside .ptp modules can be packed, the user have the ability to select the packing algorithm which <text:span text:style-name="T34">wi</text:span>ll be used on a per sample basis, the available compression schemes are all “lossy”.</text:p>
      <text:p text:style-name="P9"/>
      <text:p text:style-name="P19"><text:span text:style-name="T35">WavPac</text:span>:</text:p>
      <text:p text:style-name="P20">Wavpack based compression <text:span text:style-name="T36">(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0">At3 (</text:span><text:span text:style-name="T37">For </text:span><text:span text:style-name="T30">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38">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39">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0">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1">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2">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3">m</text:span>eans no midi program selected).</text:p>
      <text:p text:style-name="P9"/>
      <text:p text:style-name="P9">3 - Go to track section and here <text:span text:style-name="T44">yo</text:span>u can assign a midi channel to each track of ptk.</text:p>
      <text:p text:style-name="P9"/>
      <text:p text:style-name="P9">4 - Play notes :]. Note off works. F'x' note cut command also works too, and note-volume command (<text:span text:style-name="T45">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6">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7">0x</text:span>20(32) to <text:span text:style-name="T48">value </text:span><text:span text:style-name="T47">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49">Why some buttons of the interface have different colors than others</text:span>?</text:p>
      <text:p text:style-name="P28"/>
      <text:p text:style-name="P29">A&gt; <text:span text:style-name="T49">The buttons with highlighted colors have alternate/more global functions when </text:span><text:span text:style-name="T50">clicked</text:span><text:span text:style-name="T49"> with the right mouse button.</text:span></text:p>
      <text:p text:style-name="P28"><text:span text:style-name="T51"/></text:p>
      <text:p text:style-name="P28">Q&gt; Will you support VST instruments in a future?</text:p>
      <text:p text:style-name="P10"/>
      <text:p text:style-name="P30">A&gt; <text:span text:style-name="T52">No,</text:span> the main goal of the tracker is to be a<text:span text:style-name="T53">n</text:span> all-in-one program with a compact, <text:span text:style-name="T53">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9">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4">|</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5">S</text:span>ong position 3 with it's 3th and 5th tracks disabled.</text:p>
      <text:p text:style-name="P6"><text:span text:style-name="T56">|</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7">move </text:span>the sequencer on it.</text:p>
      <text:p text:style-name="P6"/>
      <text:p text:style-name="P6">(The mouse wheel can also be used to scroll through positions sequence).</text:p>
      <text:p text:style-name="P6"/>
      <text:p text:style-name="P6"/>
      <text:p text:style-name="P6"/>
      <text:p text:style-name="P34"><text:span text:style-name="T9">T</text:span>he <text:span text:style-name="T58">patterns sliders edition mode</text:span></text:p>
      <text:p text:style-name="P34"/>
      <text:p text:style-name="P35">When activated <text:span text:style-name="T59">(</text:span><text:span text:style-name="T60">with the </text:span><text:span text:style-name="T59">“S” button on the top left of the track window)</text:span>, the volume, panning and effect data columns of the patterns will be displayed as small horizontal sliders (with or without their <text:span text:style-name="T61">respective </text:span>numerical values). In this mode, pressing <text:span text:style-name="T61">and maintaining </text:span>the <text:span text:style-name="T30">Right Shift</text:span> key will allow the user to modify their value either by clicking <text:span text:style-name="T61">on </text:span>them with the <text:span text:style-name="T30">left mouse button </text:span><text:span text:style-name="T62">(</text:span><text:span text:style-name="T63">eventually maintaining it to modify several values “on the fly”) </text:span>or moving the caret onto such slider and using the <text:span text:style-name="T30">arrow keys</text:span>:</text:p>
      <text:p text:style-name="P36"/>
      <text:p text:style-name="P37">In the volume and effect data columns:</text:p>
      <text:p text:style-name="P38"/>
      <text:p text:style-name="P36">- Up arrow will increase the value by 10.</text:p>
      <text:p text:style-name="P39">- <text:span text:style-name="T58">Left arrow </text:span><text:span text:style-name="T64">will increase the value by 1.</text:span></text:p>
      <text:p text:style-name="P36">- Down arrow will decrease the value by 10.</text:p>
      <text:p text:style-name="P39">- <text:span text:style-name="T58">Right arrow </text:span><text:span text:style-name="T64">will decrease the value by 1.</text:span></text:p>
      <text:p text:style-name="P39"/>
      <text:p text:style-name="P37">In the panning columns:</text:p>
      <text:p text:style-name="P40"/>
      <text:p text:style-name="P35">- Up arrow will <text:span text:style-name="T63">de</text:span>crease the value by 10 <text:span text:style-name="T63">(moving it to the left speaker)</text:span>.</text:p>
      <text:p text:style-name="P41">- <text:span text:style-name="T58">Left arrow </text:span><text:span text:style-name="T64">will </text:span><text:span text:style-name="T65">de</text:span><text:span text:style-name="T64">crease the value by 1 </text:span><text:span text:style-name="T65">(moving it to the left speaker)</text:span><text:span text:style-name="T64">.</text:span></text:p>
      <text:p text:style-name="P35">- Down arrow will <text:span text:style-name="T63">in</text:span>crease the value by 10 <text:span text:style-name="T63">(moving it to the right speaker)</text:span>.</text:p>
      <text:p text:style-name="P41">- <text:span text:style-name="T58">Right arrow </text:span><text:span text:style-name="T64">will </text:span><text:span text:style-name="T65">in</text:span><text:span text:style-name="T64">crease the value by 1 </text:span><text:span text:style-name="T65">(moving it to the right speaker)</text:span><text:span text:style-name="T64">.</text:span></text:p>
      <text:p text:style-name="P41"/>
      <text:p text:style-name="P42"><text:span text:style-name="T30">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6">The effects</text:span></text:p>
      <text:p text:style-name="P6"/>
      <text:p text:style-name="P6">Command '<text:span text:style-name="T30">0000</text:span>': <text:span text:style-name="T30">No Effect</text:span></text:p>
      <text:p text:style-name="P6"/>
      <text:p text:style-name="P6">Command '<text:span text:style-name="T30">01xx</text:span>': <text:span text:style-name="T30">Pitch Up</text:span> (Disabled when using Arpeggio or Vibrato)</text:p>
      <text:p text:style-name="P6"/>
      <text:p text:style-name="P6">xx = Speed</text:p>
      <text:p text:style-name="P6"/>
      <text:p text:style-name="P6">Command '<text:span text:style-name="T30">02xx</text:span>': <text:span text:style-name="T30">Pitch Down</text:span> (Disabled when using Arpeggio or Vibrato)</text:p>
      <text:p text:style-name="P6"/>
      <text:p text:style-name="P6">xx = Speed</text:p>
      <text:p text:style-name="P6"/>
      <text:p text:style-name="P6">Command '<text:span text:style-name="T30">03xx</text:span>': <text:span text:style-name="T30">Set Volume</text:span></text:p>
      <text:p text:style-name="P6"/>
      <text:p text:style-name="P6">xx = Volume level</text:p>
      <text:p text:style-name="P6"/>
      <text:p text:style-name="P6">Command '<text:span text:style-name="T30">04xx</text:span>': <text:span text:style-name="T30">Trance Slicer</text:span></text:p>
      <text:p text:style-name="P6"/>
      <text:p text:style-name="P45">xx = Delay ticks before muting the volume (from 0 to 6)</text:p>
      <text:p text:style-name="P45"/>
      <text:p text:style-name="P45"><text:span text:style-name="T67">Note: </text:span><text:span text:style-name="T68">T</text:span>he volume stays muted at the next rows.</text:p>
      <text:p text:style-name="P6"/>
      <text:p text:style-name="P6">Command '<text:span text:style-name="T30">05xx</text:span>': <text:span text:style-name="T30">Glider</text:span> (Disabled when using Arpeggio or Vibrato)</text:p>
      <text:p text:style-name="P6"/>
      <text:p text:style-name="P6">xx = Speed</text:p>
      <text:p text:style-name="P6"/>
      <text:p text:style-name="P6">Command '<text:span text:style-name="T30">06xx</text:span>': <text:span text:style-name="T30">Pattern Loop</text:span></text:p>
      <text:p text:style-name="P6"/>
      <text:p text:style-name="P6">00 = Sets the loop point</text:p>
      <text:p text:style-name="P6">xx = Loops xx times</text:p>
      <text:p text:style-name="P6"/>
      <text:p text:style-name="P6">Command '<text:span text:style-name="T30">07xx</text:span>': <text:span text:style-name="T30">FX Synchro</text:span></text:p>
      <text:p text:style-name="P6"/>
      <text:p text:style-name="P6">xx = Any data</text:p>
      <text:p text:style-name="P6"/>
      <text:p text:style-name="P6">Command '<text:span text:style-name="T30">08xx</text:span>': <text:span text:style-name="T30">Set Filter Cut Off</text:span></text:p>
      <text:p text:style-name="P6"/>
      <text:p text:style-name="P6">xx = Cut Off level</text:p>
      <text:p text:style-name="P6"/>
      <text:p text:style-name="P6">Command '<text:span text:style-name="T30">09xx</text:span>': <text:span text:style-name="T30">Set Sample Play Offset</text:span> (256 bytes steps)</text:p>
      <text:p text:style-name="P6"/>
      <text:p text:style-name="P6">xx = Offset</text:p>
      <text:p text:style-name="P6"/>
      <text:p text:style-name="P6">Command '<text:span text:style-name="T30">0Axx</text:span>': <text:span text:style-name="T30">Randomize Filter Cut Off</text:span></text:p>
      <text:p text:style-name="P6"/>
      <text:p text:style-name="P6">xx = Amplitude</text:p>
      <text:p text:style-name="P6"/>
      <text:p text:style-name="P6">Command '<text:span text:style-name="T30">0Bxx</text:span>': <text:span text:style-name="T30">Filter Cut Off Slide Up</text:span></text:p>
      <text:p text:style-name="P6"/>
      <text:p text:style-name="P6">xx = Speed</text:p>
      <text:p text:style-name="P6"/>
      <text:p text:style-name="P6">Command '<text:span text:style-name="T30">0Cxx</text:span>': <text:span text:style-name="T30">Filter Cut Off Slide Down</text:span></text:p>
      <text:p text:style-name="P6"/>
      <text:p text:style-name="P6">xx = Speed</text:p>
      <text:p text:style-name="P6"/>
      <text:p text:style-name="P6">Command '<text:span text:style-name="T30">0Dxx</text:span>': Jump To Next Sequencer Position (aka Pattern Break)</text:p>
      <text:p text:style-name="P6"/>
      <text:p text:style-name="P6">xx = Pattern row</text:p>
      <text:p text:style-name="P6"/>
      <text:p text:style-name="P6">Command '<text:span text:style-name="T30">0Exx</text:span>': <text:span text:style-name="T30">Note Retrigger</text:span></text:p>
      <text:p text:style-name="P6"/>
      <text:p text:style-name="P6">xx = Tick</text:p>
      <text:p text:style-name="P6"/>
      <text:p text:style-name="P6"><text:soft-page-break/>Command '<text:span text:style-name="T30">0Fxx</text:span>': <text:span text:style-name="T30">Set Number Of Ticks Per Beat</text:span></text:p>
      <text:p text:style-name="P6"/>
      <text:p text:style-name="P6">xx = Ticks</text:p>
      <text:p text:style-name="P6"/>
      <text:p text:style-name="P6">Command '<text:span text:style-name="T30">10xx</text:span>': <text:span text:style-name="T30">Set Delay/Echo Send</text:span></text:p>
      <text:p text:style-name="P6"/>
      <text:p text:style-name="P6">xx = Send Level</text:p>
      <text:p text:style-name="P6"/>
      <text:p text:style-name="P6">Command '<text:span text:style-name="T30">11xx</text:span>': <text:span text:style-name="T30">Set Reverb Send</text:span></text:p>
      <text:p text:style-name="P6"/>
      <text:p text:style-name="P6">xx = Send Level</text:p>
      <text:p text:style-name="P6"/>
      <text:p text:style-name="P6">Command '<text:span text:style-name="T30">12xx</text:span>': <text:span text:style-name="T30">Set Distortion Threshold</text:span></text:p>
      <text:p text:style-name="P6"/>
      <text:p text:style-name="P6">xx = Threshold Level</text:p>
      <text:p text:style-name="P6"/>
      <text:p text:style-name="P6">Command '<text:span text:style-name="T30">13xx</text:span>': <text:span text:style-name="T30">Set Distortion Clamp</text:span></text:p>
      <text:p text:style-name="P6"/>
      <text:p text:style-name="P6">xx = Clamp Level</text:p>
      <text:p text:style-name="P6"/>
      <text:p text:style-name="P6">Command '<text:span text:style-name="T30">14xx</text:span>': <text:span text:style-name="T30">Set Filter Resonance</text:span></text:p>
      <text:p text:style-name="P6"/>
      <text:p text:style-name="P6">xx = Resonance Level</text:p>
      <text:p text:style-name="P6"/>
      <text:p text:style-name="P6">Command '<text:span text:style-name="T30">15xx</text:span>': <text:span text:style-name="T30">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0">16xx</text:span>': <text:span text:style-name="T30">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0">17xx</text:span>': <text:span text:style-name="T30">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0">18xx</text:span>': <text:span text:style-name="T30">Auto Fade Out Track</text:span></text:p>
      <text:p text:style-name="P6"/>
      <text:p text:style-name="P6">xx = Ticks</text:p>
      <text:p text:style-name="P6"/>
      <text:p text:style-name="P6">Same behavior as above.</text:p>
      <text:p text:style-name="P6"/>
      <text:p text:style-name="P6">Command '<text:span text:style-name="T30">19xx</text:span>': <text:span text:style-name="T30">Volume Slide Up</text:span></text:p>
      <text:p text:style-name="P6"/>
      <text:p text:style-name="P6">xx = Speed</text:p>
      <text:p text:style-name="P6"/>
      <text:p text:style-name="P6">Command '<text:span text:style-name="T30">1Axx</text:span>': <text:span text:style-name="T30">Volume Slide Down</text:span></text:p>
      <text:p text:style-name="P6"/>
      <text:p text:style-name="P6">xx = Speed</text:p>
      <text:p text:style-name="P6"/>
      <text:p text:style-name="P6">Command '<text:span text:style-name="T30">1Bxy</text:span>': <text:span text:style-name="T30">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0">Note:</text:span> Arpeggio effect won’t stop until it’s set to 00.</text:p>
      <text:p text:style-name="P6"/>
      <text:p text:style-name="P6">Command '<text:span text:style-name="T30">1Cxx</text:span>': <text:span text:style-name="T30">Set Global Volume</text:span></text:p>
      <text:p text:style-name="P6"/>
      <text:p text:style-name="P6">xx = Volume level</text:p>
      <text:p text:style-name="P6"/>
      <text:p text:style-name="P6">Command '<text:span text:style-name="T30">1Dxy</text:span>': <text:span text:style-name="T30">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0">Note:</text:span> <text:span text:style-name="T69">Vibrato </text:span>effect won’t stop until it’s set to 00.</text:p>
      <text:p text:style-name="P6"><text:soft-page-break/>Command '<text:span text:style-name="T30">1E0x</text:span>': <text:span text:style-name="T30">Select Instrument Playing Way</text:span></text:p>
      <text:p text:style-name="P6"/>
      <text:p text:style-name="P6">0 = Play forward</text:p>
      <text:p text:style-name="P6">1 = Play backward</text:p>
      <text:p text:style-name="P6"/>
      <text:p text:style-name="P6">Command '<text:span text:style-name="T30">1Fxx</text:span>': <text:span text:style-name="T30">Position Jump</text:span></text:p>
      <text:p text:style-name="P6"/>
      <text:p text:style-name="P6">xx = New position</text:p>
      <text:p text:style-name="P6"/>
      <text:p text:style-name="P6">Command '<text:span text:style-name="T30">20xx</text:span>': <text:span text:style-name="T30">Fine Volume Slide Up</text:span></text:p>
      <text:p text:style-name="P6"/>
      <text:p text:style-name="P6">xx = Amount</text:p>
      <text:p text:style-name="P6"/>
      <text:p text:style-name="P6">Command '<text:span text:style-name="T30">21xx</text:span>': <text:span text:style-name="T30">Fine Volume Slide Down</text:span></text:p>
      <text:p text:style-name="P6"/>
      <text:p text:style-name="P6">xx = Amount</text:p>
      <text:p text:style-name="P6"/>
      <text:p text:style-name="P6">Command '<text:span text:style-name="T30">22xx</text:span>': <text:span text:style-name="T30">Fine Pitch Up</text:span></text:p>
      <text:p text:style-name="P6"/>
      <text:p text:style-name="P6">xx = Amount</text:p>
      <text:p text:style-name="P6"/>
      <text:p text:style-name="P6">Command '<text:span text:style-name="T30">23xx</text:span>': <text:span text:style-name="T30">Fine Pitch Down</text:span></text:p>
      <text:p text:style-name="P6"/>
      <text:p text:style-name="P6">xx = Amount</text:p>
      <text:p text:style-name="P6"/>
      <text:p text:style-name="P6">Command '<text:span text:style-name="T30">240x</text:span>': <text:span text:style-name="T30">Turn </text:span><text:span text:style-name="T70">F</text:span><text:span text:style-name="T30">langer </text:span><text:span text:style-name="T70">O</text:span><text:span text:style-name="T30">n/</text:span><text:span text:style-name="T70">O</text:span><text:span text:style-name="T30">ff</text:span></text:p>
      <text:p text:style-name="P6"/>
      <text:p text:style-name="P6">0 = Turn it off</text:p>
      <text:p text:style-name="P6">1 = Turn it on</text:p>
      <text:p text:style-name="P6"/>
      <text:p text:style-name="P6">Command '<text:span text:style-name="T30">25xx</text:span>': <text:span text:style-name="T30">Set </text:span><text:span text:style-name="T70">S</text:span><text:span text:style-name="T30">huffle </text:span><text:span text:style-name="T70">V</text:span><text:span text:style-name="T30">alue</text:span></text:p>
      <text:p text:style-name="P6"/>
      <text:p text:style-name="P6">xx = Amount</text:p>
      <text:p text:style-name="P6"/>
      <text:p text:style-name="P6">Command '<text:span text:style-name="T30">26xx</text:span>': <text:span text:style-name="T30">Set </text:span><text:span text:style-name="T70">R</text:span><text:span text:style-name="T30">everb </text:span><text:span text:style-name="T70">F</text:span><text:span text:style-name="T30">ilter </text:span><text:span text:style-name="T70">C</text:span><text:span text:style-name="T30">utoff</text:span></text:p>
      <text:p text:style-name="P6"/>
      <text:p text:style-name="P6">xx = Amount</text:p>
      <text:p text:style-name="P6"/>
      <text:p text:style-name="P48">Command '<text:span text:style-name="T30">27xx</text:span>': <text:span text:style-name="T30">Set </text:span><text:span text:style-name="T70">R</text:span><text:span text:style-name="T30">everb </text:span><text:span text:style-name="T70">F</text:span><text:span text:style-name="T30">ilter </text:span><text:span text:style-name="T70">R</text:span><text:span text:style-name="T30">esonance</text:span></text:p>
      <text:p text:style-name="P48"/>
      <text:p text:style-name="P48">xx = Amount</text:p>
      <text:p text:style-name="P48"/>
      <text:p text:style-name="P48">Command '<text:span text:style-name="T30">2</text:span><text:span text:style-name="T71">80</text:span><text:span text:style-name="T30">x</text:span>': <text:span text:style-name="T72">Turn </text:span><text:span text:style-name="T73">T</text:span><text:span text:style-name="T72">rack </text:span><text:span text:style-name="T73">F</text:span><text:span text:style-name="T72">ilter </text:span><text:span text:style-name="T73">O</text:span><text:span text:style-name="T72">n/</text:span><text:span text:style-name="T73">O</text:span><text:span text:style-name="T72">ff</text:span></text:p>
      <text:p text:style-name="P48"/>
      <text:p text:style-name="P48">0 = Turn it off</text:p>
      <text:p text:style-name="P48">1 = Turn it on</text:p>
      <text:p text:style-name="P48"/>
      <text:p text:style-name="P49">Command '<text:span text:style-name="T30">2</text:span><text:span text:style-name="T74">9</text:span><text:span text:style-name="T71">0</text:span><text:span text:style-name="T30">x</text:span>': <text:span text:style-name="T72">Turn </text:span><text:span text:style-name="T73">T</text:span><text:span text:style-name="T72">rack </text:span><text:span text:style-name="T73">C</text:span><text:span text:style-name="T75">ompression </text:span><text:span text:style-name="T73">O</text:span><text:span text:style-name="T72">n/</text:span><text:span text:style-name="T73">O</text:span><text:span text:style-name="T72">ff</text:span></text:p>
      <text:p text:style-name="P49"/>
      <text:p text:style-name="P49">0 = Turn it off</text:p>
      <text:p text:style-name="P49">1 = Turn it on</text:p>
      <text:p text:style-name="P49"/>
      <text:p text:style-name="P49">Command '<text:span text:style-name="T30">2</text:span><text:span text:style-name="T74">A</text:span><text:span text:style-name="T76">x</text:span><text:span text:style-name="T30">x</text:span>': <text:span text:style-name="T74">Set </text:span><text:span text:style-name="T70">T</text:span><text:span text:style-name="T72">rack </text:span><text:span text:style-name="T73">C</text:span><text:span text:style-name="T75">ompression </text:span><text:span text:style-name="T73">T</text:span><text:span text:style-name="T75">hreshold</text:span></text:p>
      <text:p text:style-name="P49"/>
      <text:p text:style-name="P50">xx = Amount</text:p>
      <text:p text:style-name="P50"/>
      <text:p text:style-name="P50">Command '<text:span text:style-name="T30">2</text:span><text:span text:style-name="T76">Bx</text:span><text:span text:style-name="T30">x</text:span>': <text:span text:style-name="T74">Set </text:span><text:span text:style-name="T70">T</text:span><text:span text:style-name="T72">rack </text:span><text:span text:style-name="T73">C</text:span><text:span text:style-name="T75">ompression </text:span><text:span text:style-name="T73">R</text:span><text:span text:style-name="T77">atio</text:span></text:p>
      <text:p text:style-name="P50"><text:s/><text:tab/></text:p>
      <text:p text:style-name="P50">xx = Amount</text:p>
      <text:p text:style-name="P50"/>
      <text:p text:style-name="P51">Command '<text:span text:style-name="T30">2</text:span><text:span text:style-name="T78">C</text:span><text:span text:style-name="T76">x</text:span><text:span text:style-name="T30">x</text:span>': <text:span text:style-name="T74">Set </text:span><text:span text:style-name="T78">R</text:span><text:span text:style-name="T79">everb Damp </text:span><text:span text:style-name="T73">R</text:span><text:span text:style-name="T77">atio</text:span></text:p>
      <text:p text:style-name="P51"/>
      <text:p text:style-name="P51">xx = Amount</text:p>
      <text:p text:style-name="P51"/>
      <text:p text:style-name="P51"><text:soft-page-break/>Command '<text:span text:style-name="T30">F0xx</text:span>': <text:span text:style-name="T30">Set BPM Speed</text:span></text:p>
      <text:p text:style-name="P6"/>
      <text:p text:style-name="P6">xx = BPM</text:p>
      <text:p text:style-name="P6"/>
      <text:p text:style-name="P6">Command '<text:span text:style-name="T30">31xy</text:span>': <text:span text:style-name="T30">Trigger 303 Bass Line (Unit 1)</text:span></text:p>
      <text:p text:style-name="P6"/>
      <text:p text:style-name="P6">x = Bank (A-D)</text:p>
      <text:p text:style-name="P6">y = Pattern (1-8)</text:p>
      <text:p text:style-name="P6"/>
      <text:p text:style-name="P6">'00' will trigger current selected pattern</text:p>
      <text:p text:style-name="P6">‘<text:span text:style-name="T80">ff’ will stop the bass line</text:span></text:p>
      <text:p text:style-name="P6"/>
      <text:p text:style-name="P6">Command '<text:span text:style-name="T30">32xy</text:span>': <text:span text:style-name="T30">Trigger 303 Bass Line (Unit 2)</text:span></text:p>
      <text:p text:style-name="P6"/>
      <text:p text:style-name="P6">x = Bank (A-D)</text:p>
      <text:p text:style-name="P6">y = Pattern (1-8)</text:p>
      <text:p text:style-name="P6"/>
      <text:p text:style-name="P6">'00' will trigger current selected pattern</text:p>
      <text:p text:style-name="P52">‘<text:span text:style-name="T80">ff’ will stop the bass line</text:span></text:p>
      <text:p text:style-name="P52"/>
      <text:p text:style-name="P6">Where 'xx' is a number between <text:span text:style-name="T81">0x</text:span>00 and <text:span text:style-name="T81">0x</text:span>FF (hex):</text:p>
      <text:p text:style-name="P6"/>
      <text:p text:style-name="P6">Command '<text:span text:style-name="T30">33xx</text:span>': <text:span text:style-name="T30">Set 303 (Unit 1) Filter Cutoff</text:span></text:p>
      <text:p text:style-name="P6">Command '<text:span text:style-name="T30">34xx</text:span>': <text:span text:style-name="T30">Set 303 (Unit 2) Filter Cutoff</text:span></text:p>
      <text:p text:style-name="P6">Command '<text:span text:style-name="T30">35xx</text:span>': <text:span text:style-name="T30">Set 303 (Unit 1) Filter Resonance</text:span></text:p>
      <text:p text:style-name="P6">Command '<text:span text:style-name="T30">36xx</text:span>': <text:span text:style-name="T30">Set 303 (Unit 2) Filter Resonance</text:span></text:p>
      <text:p text:style-name="P6">Command '<text:span text:style-name="T30">37xx</text:span>': <text:span text:style-name="T30">Set 303 (Unit 1) Filter Env. Mod</text:span></text:p>
      <text:p text:style-name="P6">Command '<text:span text:style-name="T30">38xx</text:span>': <text:span text:style-name="T30">Set 303 (Unit 2) Filter Env. Mod</text:span></text:p>
      <text:p text:style-name="P6">Command '<text:span text:style-name="T30">39xx</text:span>': <text:span text:style-name="T30">Set 303 (Unit 1) Filter Decay</text:span></text:p>
      <text:p text:style-name="P6">Command '<text:span text:style-name="T30">3Axx</text:span>': <text:span text:style-name="T30">Set 303 (Unit 2) Filter Decay</text:span></text:p>
      <text:p text:style-name="P6">Command '<text:span text:style-name="T30">3Bxx</text:span>': <text:span text:style-name="T30">Set 303 (Unit 1) Accent</text:span></text:p>
      <text:p text:style-name="P6">Command '<text:span text:style-name="T30">3Cxx</text:span>': <text:span text:style-name="T30">Set 303 (Unit 2) Accent</text:span></text:p>
      <text:p text:style-name="P6">Command '<text:span text:style-name="T30">3Dxx</text:span>': <text:span text:style-name="T30">Set 303 (Unit 1) Tune</text:span></text:p>
      <text:p text:style-name="P6">Command '<text:span text:style-name="T30">3Exx</text:span>': <text:span text:style-name="T30">Set 303 (Unit 2) Tune</text:span></text:p>
      <text:p text:style-name="P53">Command '<text:span text:style-name="T30">3</text:span><text:span text:style-name="T82">F</text:span><text:span text:style-name="T30">xx</text:span>': <text:span text:style-name="T30">Set 303 (Unit 1) </text:span><text:span text:style-name="T82">Scale (From </text:span><text:span text:style-name="T83">0x0</text:span><text:span text:style-name="T82">1 to </text:span><text:span text:style-name="T83">0x</text:span><text:span text:style-name="T82">10)</text:span></text:p>
      <text:p text:style-name="P53">Command '<text:span text:style-name="T82">40</text:span><text:span text:style-name="T30">xx</text:span>': <text:span text:style-name="T30">Set 303 (Unit 2) </text:span><text:span text:style-name="T82">Scale (From </text:span><text:span text:style-name="T83">0x0</text:span><text:span text:style-name="T82">1 to </text:span><text:span text:style-name="T83">0x</text:span><text:span text:style-name="T82">10)</text:span></text:p>
      <text:p text:style-name="P53">Command '<text:span text:style-name="T30">41xx</text:span>': <text:span text:style-name="T30">Set 303 (Unit 1) Volume</text:span></text:p>
      <text:p text:style-name="P6">Command '<text:span text:style-name="T30">42xx</text:span>': <text:span text:style-name="T30">Set 303 (Unit 2) Volume</text:span></text:p>
      <text:p text:style-name="P6"/>
      <text:p text:style-name="P6"/>
      <text:p text:style-name="P54">The volume column:</text:p>
      <text:p text:style-name="P6"/>
      <text:p text:style-name="P6">Command '<text:span text:style-name="T30">xx</text:span>': <text:span text:style-name="T30">Set Volume (00 to 40)</text:span></text:p>
      <text:p text:style-name="P6"/>
      <text:p text:style-name="P6">Command '<text:span text:style-name="T30">Fx</text:span>': N<text:span text:style-name="T30">ote Cut</text:span></text:p>
      <text:p text:style-name="P6"/>
      <text:p text:style-name="P6">x = <text:span text:style-name="T84">tick</text:span> number where the note should be cut</text:p>
      <text:p text:style-name="P6"/>
      <text:p text:style-name="P6"/>
      <text:p text:style-name="P10"><text:span text:style-name="T85">The p</text:span>anning column:</text:p>
      <text:p text:style-name="P6"/>
      <text:p text:style-name="P6">Command '<text:span text:style-name="T30">xx</text:span>': <text:span text:style-name="T30">Panning (00 to 80)</text:span></text:p>
      <text:p text:style-name="P6"/>
      <text:p text:style-name="P6">Command '<text:span text:style-name="T30">90</text:span>': <text:span text:style-name="T30">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6"/>
      <text:p text:style-name="P55"><text:soft-page-break/>Midi command:</text:p>
      <text:p text:style-name="P6"/>
      <text:p text:style-name="P6">Command '<text:span text:style-name="T30">80xx</text:span>': <text:span text:style-name="T30">Set Patch Bank</text:span></text:p>
      <text:p text:style-name="P6"/>
      <text:p text:style-name="P6">(might not work on all midi equipment)</text:p>
      <text:p text:style-name="P6">(<text:span text:style-name="T30">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56">The <text:span text:style-name="T86">keyboard </text:span>shortcuts</text:p>
      <text:p text:style-name="P57"/>
      <text:p text:style-name="P58">Playing</text:p>
      <text:p text:style-name="P59"/>
      <text:p text:style-name="P6"><text:span text:style-name="T30">RCTRL:</text:span> <text:s text:c="26"/>Play song from row 0.</text:p>
      <text:p text:style-name="P6"/>
      <text:p text:style-name="P6"><text:span text:style-name="T30">LSHIFT + RCTRL: </text:span><text:s text:c="17"/>Play song from current row.</text:p>
      <text:p text:style-name="P6"/>
      <text:p text:style-name="P6"><text:span text:style-name="T87">RALT: </text:span><text:s text:c="27"/>Play pattern from row 0.</text:p>
      <text:p text:style-name="P6"/>
      <text:p text:style-name="P6"><text:span text:style-name="T30">LSHIFT + RALT: </text:span><text:s text:c="18"/>Play pattern from current row.</text:p>
      <text:p text:style-name="P6"/>
      <text:p text:style-name="P6"><text:span text:style-name="T30">Left mouse on '&gt;':</text:span> <text:s text:c="14"/>Play song from row 0.</text:p>
      <text:p text:style-name="P6"/>
      <text:p text:style-name="P6"><text:span text:style-name="T30">Right mouse on '&gt;': </text:span><text:s text:c="13"/>Play song from current row.</text:p>
      <text:p text:style-name="P6"/>
      <text:p text:style-name="P6"><text:span text:style-name="T30">Left mouse on '&gt;</text:span><text:span text:style-name="T88">|</text:span><text:span text:style-name="T30">':</text:span> <text:s text:c="13"/>Play pattern from row 0.</text:p>
      <text:p text:style-name="P6"/>
      <text:p text:style-name="P6"><text:span text:style-name="T30">Right mouse on '&gt;</text:span><text:span text:style-name="T88">|</text:span><text:span text:style-name="T30">':</text:span> <text:s text:c="12"/>Play pattern from current row.</text:p>
      <text:p text:style-name="P6"/>
      <text:p text:style-name="P60">ENTER or RETURN: <text:s text:c="16"/><text:span text:style-name="T89">Single step play </text:span><text:span text:style-name="T90">(pattern mode)</text:span><text:span text:style-name="T89">.</text:span></text:p>
      <text:p text:style-name="P6"/>
      <text:p text:style-name="P61"><text:span text:style-name="T91">LSHI</text:span><text:span text:style-name="T92">F</text:span><text:span text:style-name="T91">T + </text:span>ENTER or RETURN: <text:s text:c="7"/><text:span text:style-name="T89">Single step play </text:span><text:span text:style-name="T90">(song mode)</text:span><text:span text:style-name="T89">.</text:span></text:p>
      <text:p text:style-name="P62"/>
      <text:p text:style-name="P62"><text:span text:style-name="T30">Left mouse on 'Edit/Record':</text:span> <text:s text:c="4"/>Edit mode on/off.</text:p>
      <text:p text:style-name="P6"/>
      <text:p text:style-name="P6"><text:span text:style-name="T30">Right mouse on 'Edit/Record':</text:span> <text:s text:c="3"/>Record mode on/off.</text:p>
      <text:p text:style-name="P6"/>
      <text:p text:style-name="P63">Editing</text:p>
      <text:p text:style-name="P6"/>
      <text:p text:style-name="P6"><text:span text:style-name="T30">LSHIFT + ESCAPE:</text:span> <text:s text:c="16"/>Switch large patterns view on/off</text:p>
      <text:p text:style-name="P6"/>
      <text:p text:style-name="P6"><text:span text:style-name="T30">TAB:</text:span> <text:s text:c="28"/>Go to next track</text:p>
      <text:p text:style-name="P6"/>
      <text:p text:style-name="P6"><text:span text:style-name="T30">LSHIFT + TAB:</text:span> <text:s text:c="19"/>Go to prev<text:span text:style-name="T93">ious</text:span> track</text:p>
      <text:p text:style-name="P6"/>
      <text:p text:style-name="P6"><text:span text:style-name="T30">LCTRL + TAB:</text:span> <text:s text:c="20"/>Go to next note in track</text:p>
      <text:p text:style-name="P6"/>
      <text:p text:style-name="P6"><text:span text:style-name="T30">LCTRL + LSHIFT + TAB:</text:span> <text:s text:c="11"/>Go to prev<text:span text:style-name="T93">ious</text:span> note in track</text:p>
      <text:p text:style-name="P6"/>
      <text:p text:style-name="P6"><text:span text:style-name="T30">SPACE:</text:span> <text:s text:c="26"/>Toggle Edit mode On &amp; Off</text:p>
      <text:p text:style-name="P6"><text:s text:c="33"/>(Also stop if the song is being played)</text:p>
      <text:p text:style-name="P6"/>
      <text:p text:style-name="P6"><text:span text:style-name="T30">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94">D</text:span><text:span text:style-name="T30">OWN ARROW:</text:span> <text:s text:c="21"/>1 Line down</text:p>
      <text:p text:style-name="P6"/>
      <text:p text:style-name="P6"><text:span text:style-name="T30">UP ARROW:</text:span> <text:s text:c="23"/>1 Line up</text:p>
      <text:p text:style-name="P6"/>
      <text:p text:style-name="P6"><text:span text:style-name="T30">LEFT ARROW:</text:span> <text:s text:c="21"/>1 Row left</text:p>
      <text:p text:style-name="P6"/>
      <text:p text:style-name="P6"><text:span text:style-name="T30">RIGHT ARROW:</text:span> <text:s text:c="20"/>1 Row right</text:p>
      <text:p text:style-name="P6"/>
      <text:p text:style-name="P6"><text:span text:style-name="T30">PREV. PAGE:</text:span> <text:s text:c="21"/>16 Arrows Up</text:p>
      <text:p text:style-name="P6"/>
      <text:p text:style-name="P6"><text:span text:style-name="T30">NEXT PAGE:</text:span> <text:s text:c="22"/>16 Arrows Down</text:p>
      <text:p text:style-name="P6"/>
      <text:p text:style-name="P6"><text:soft-page-break/><text:span text:style-name="T30">HOME / END:</text:span> <text:s text:c="21"/>Top / Bottom of pattern</text:p>
      <text:p text:style-name="P6"/>
      <text:p text:style-name="P6"><text:span text:style-name="T30">LCTRL + HOME / END:</text:span> <text:s text:c="13"/>First / last track</text:p>
      <text:p text:style-name="P64"/>
      <text:p text:style-name="P65"><text:span text:style-name="T30">LCTRL </text:span><text:span text:style-name="T95">+ LALT </text:span><text:span text:style-name="T30">+ HOME / END:</text:span> <text:s text:c="6"/><text:span text:style-name="T96">Top of pattern &amp; </text:span>First <text:span text:style-name="T96">track </text:span>/ <text:span text:style-name="T96">Bottom of <text:s text:c="15"/></text:span></text:p>
      <text:p text:style-name="P65"><text:span text:style-name="T96"><text:s text:c="33"/>pattern &amp; </text:span>last track</text:p>
      <text:p text:style-name="P65"><text:span text:style-name="T97"/></text:p>
      <text:p text:style-name="P65"><text:span text:style-name="T30">F5, F6, F7, F8, F9:</text:span> <text:s text:c="13"/>Jump to 0, 1/4, 2/4, 3/4, 4/4 lines of the <text:s text:c="12"/></text:p>
      <text:p text:style-name="P64"><text:s text:c="33"/>patterns</text:p>
      <text:p text:style-name="P6"/>
      <text:p text:style-name="P6"><text:span text:style-name="T30">+ - (Numeric keypad):</text:span> <text:s text:c="11"/>Next / Previous pattern</text:p>
      <text:p text:style-name="P6"><text:span text:style-name="T30">LCTRL + LEFT / RIGHT:</text:span> <text:s text:c="11"/>Next / Previous pattern</text:p>
      <text:p text:style-name="P6"/>
      <text:p text:style-name="P6"><text:span text:style-name="T30">LCTRL + LALT + LEFT / RIGHT:</text:span> <text:s text:c="4"/>Next / Previous position</text:p>
      <text:p text:style-name="P6"/>
      <text:p text:style-name="P6"><text:span text:style-name="T30">LALT + LEFT / RIGHT:</text:span> <text:s text:c="12"/>Next / Previous instrument</text:p>
      <text:p text:style-name="P6"/>
      <text:p text:style-name="P6"><text:span text:style-name="T30">LSHIFT + M:</text:span> <text:s text:c="21"/>Toggle mute state of the current channel</text:p>
      <text:p text:style-name="P6"/>
      <text:p text:style-name="P6"><text:span text:style-name="T30">LCTRL + LSHIFT + M:</text:span> <text:s text:c="13"/>Solo the current track / Unmute all</text:p>
      <text:p text:style-name="P6"/>
      <text:p text:style-name="P6"><text:span text:style-name="T30">LSHIFT + F1 to F1</text:span><text:span text:style-name="T98">2</text:span><text:span text:style-name="T30">:</text:span> <text:s text:c="13"/>Select a tab/panel</text:p>
      <text:p text:style-name="P6"/>
      <text:p text:style-name="P6"><text:span text:style-name="T30">LCTRL + 1 to 4:</text:span> <text:s text:c="17"/>Select a copy buffer</text:p>
      <text:p text:style-name="P6"/>
      <text:p text:style-name="P66">Tracking</text:p>
      <text:p text:style-name="P6"/>
      <text:p text:style-name="P6"><text:span text:style-name="T30">1st and 2nd keys rows:</text:span> <text:s text:c="10"/>Upper octave row</text:p>
      <text:p text:style-name="P6"/>
      <text:p text:style-name="P6"><text:span text:style-name="T30">3rd and 4th keys rows:</text:span> <text:s text:c="10"/>Lower octave row</text:p>
      <text:p text:style-name="P6"/>
      <text:p text:style-name="P6"><text:span text:style-name="T30">RSHIFT:</text:span> <text:s text:c="25"/>Insert a note off</text:p>
      <text:p text:style-name="P6"><text:s text:c="33"/><text:span text:style-name="T3">Toggle pattern</text:span><text:span text:style-name="T99">s</text:span><text:span text:style-name="T3"> sliders edition O</text:span><text:span text:style-name="T100">n</text:span><text:span text:style-name="T3">/O</text:span><text:span text:style-name="T100">ff</text:span></text:p>
      <text:p text:style-name="P6"/>
      <text:p text:style-name="P10">/ and * (Numeric keypad)</text:p>
      <text:p text:style-name="P6"><text:span text:style-name="T30">or F1 / F2:</text:span> <text:s text:c="21"/>-1 or +1 octave</text:p>
      <text:p text:style-name="P67"/>
      <text:p text:style-name="P67"><text:span text:style-name="T30">L</text:span><text:span text:style-name="T101">CTRL</text:span><text:span text:style-name="T30"> + F1 / </text:span><text:span text:style-name="T102">F</text:span><text:span text:style-name="T30">2:</text:span> <text:s text:c="16"/>Decrease / Increase editing step.</text:p>
      <text:p text:style-name="P68"/>
      <text:p text:style-name="P68"><text:span text:style-name="T30">F3:</text:span> <text:s text:c="29"/><text:span text:style-name="T103">C</text:span>hords helper <text:span text:style-name="T103">(</text:span>triggered when the caret </text:p>
      <text:p text:style-name="P68"><text:s text:c="33"/>is located on a note<text:span text:style-name="T103">)</text:span>.</text:p>
      <text:p text:style-name="P6"><text:span text:style-name="T30"/></text:p>
      <text:p text:style-name="P6"><text:span text:style-name="T30">INSERT / BACKSPACE:</text:span> <text:s text:c="13"/>Insert or Delete a line in current track</text:p>
      <text:p text:style-name="P69"><text:s text:c="33"/>or current selected block.</text:p>
      <text:p text:style-name="P6"/>
      <text:p text:style-name="P6"><text:span text:style-name="T30">LSHIFT + INSERT / BACKSPACE:</text:span> <text:s text:c="4"/>Insert or Delete a line in current pattern</text:p>
      <text:p text:style-name="P6"/>
      <text:p text:style-name="P6"><text:span text:style-name="T30">DELETE (NOT BACKSPACE):</text:span> <text:s text:c="9"/>Empty a column or a selected block.</text:p>
      <text:p text:style-name="P70"/>
      <text:p text:style-name="P71">Block manipulations</text:p>
      <text:p text:style-name="P6"/>
      <text:p text:style-name="P9">Blocks can also be selected with the mouse <text:span text:style-name="T104">by dragging the pointer over a pattern and holding the left mouse button </text:span><text:span text:style-name="T105">(i</text:span><text:span text:style-name="T106">f nothing is selected the </text:span><text:span text:style-name="T107">following </text:span><text:span text:style-name="T106">operation</text:span><text:span text:style-name="T107">s</text:span><text:span text:style-name="T106"> occur on the complete current track</text:span><text:span text:style-name="T105">)</text:span><text:span text:style-name="T106">.</text:span></text:p>
      <text:p text:style-name="P9"/>
      <text:p text:style-name="P6"><text:span text:style-name="T30">LCTRL + A:</text:span> <text:s text:c="9"/>Select entire current track</text:p>
      <text:p text:style-name="P6"/>
      <text:p text:style-name="P6"><text:span text:style-name="T30">LCTRL + LSHIFT + A:</text:span> Select entire current pattern</text:p>
      <text:p text:style-name="P6"/>
      <text:p text:style-name="P6"><text:span text:style-name="T30">LALT + A:</text:span> <text:s text:c="10"/>Select entire column note in a track</text:p>
      <text:p text:style-name="P6"/>
      <text:p text:style-name="P6"><text:span text:style-name="T30">LALT + LSHIFT + A:</text:span> <text:s/>Select all notes of a track</text:p>
      <text:p text:style-name="P6"/>
      <text:p text:style-name="P72"><text:soft-page-break/><text:span text:style-name="T30">LCTRL + X:</text:span> <text:s text:c="9"/>Cut the selected block and copy it into the <text:span text:style-name="T108">current</text:span></text:p>
      <text:p text:style-name="P72"><text:tab/><text:tab/> <text:s text:c="7"/>block buffer</text:p>
      <text:p text:style-name="P6"><text:span text:style-name="T30">LCTRL + C:</text:span> <text:s text:c="9"/>Copy the selected block into the <text:span text:style-name="T108">current </text:span>block buffer</text:p>
      <text:p text:style-name="P73"><text:span text:style-name="T30">LCTRL + V:</text:span> <text:s text:c="9"/>Paste the data from the <text:span text:style-name="T109">current </text:span>block buffer</text:p>
      <text:p text:style-name="P74"><text:s text:c="20"/>into the pattern</text:p>
      <text:p text:style-name="P6"/>
      <text:p text:style-name="P75">LSHIFT + ARROWS</text:p>
      <text:p text:style-name="P75">PREV. PAGE</text:p>
      <text:p text:style-name="P76"><text:span text:style-name="T30">NEXT PAGE:</text:span> <text:s text:c="9"/>Select a block</text:p>
      <text:p text:style-name="P6"><text:span text:style-name="T30">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77"><text:span text:style-name="T110">Note: </text:span><text:span text:style-name="T111">this command (as well as the randomize one below) only works for volume/panning and </text:span><text:span text:style-name="T112">FX</text:span><text:span text:style-name="T111"> data columns.</text:span></text:p>
      <text:p text:style-name="P9"/>
      <text:p text:style-name="P78"><text:span text:style-name="T30">LCTRL + R:</text:span> <text:s text:c="9"/>Randomize the select columns of a selection, works similar <text:s text:c="3"/></text:p>
      <text:p text:style-name="P78"><text:s text:c="20"/>to CTRL + I, but it randomizes values instead of <text:s text:c="21"/></text:p>
      <text:p text:style-name="P78"><text:s text:c="20"/><text:span text:style-name="T113">i</text:span>nterpolating them.</text:p>
      <text:p text:style-name="P78"/>
      <text:p text:style-name="P79"><text:span text:style-name="T30">LCTRL </text:span><text:span text:style-name="T114">+ LSHI</text:span><text:span text:style-name="T115">F</text:span><text:span text:style-name="T114">T </text:span><text:span text:style-name="T30">+ </text:span><text:span text:style-name="T115">R</text:span><text:span text:style-name="T30">:</text:span> <text:span text:style-name="T116">Same as above but done </text:span><text:span text:style-name="T117">according to the current </text:span><text:span text:style-name="T118">S</text:span><text:span text:style-name="T117">tep </text:span><text:span text:style-name="T118">A</text:span><text:span text:style-name="T117">dd</text:span></text:p>
      <text:p text:style-name="P80"/>
      <text:p text:style-name="P78"><text:span text:style-name="T119">LCTRL + F:</text:span><text:span text:style-name="T120"> <text:s text:c="9"/>Fill an entire block with the first select line.</text:span></text:p>
      <text:p text:style-name="P81"/>
      <text:p text:style-name="P82"><text:span text:style-name="T30">LCTRL </text:span><text:span text:style-name="T114">+ LSHI</text:span><text:span text:style-name="T115">F</text:span><text:span text:style-name="T114">T </text:span><text:span text:style-name="T30">+ F:</text:span> <text:span text:style-name="T116">Same as above but done </text:span><text:span text:style-name="T117">according to the current </text:span><text:span text:style-name="T118">S</text:span><text:span text:style-name="T117">tep </text:span><text:span text:style-name="T118">A</text:span><text:span text:style-name="T117">dd</text:span></text:p>
      <text:p text:style-name="P81"/>
      <text:p text:style-name="P81"><text:span text:style-name="T30">LCTRL + U:</text:span> <text:s text:c="9"/>Transpose the note of a selection to 1 semi<text:span text:style-name="T121">ton</text:span>e higher</text:p>
      <text:p text:style-name="P6"/>
      <text:p text:style-name="P6"><text:span text:style-name="T30">LCTRL + D:</text:span> <text:s text:c="9"/>Transpose the note of a selection to 1 semi<text:span text:style-name="T121">t</text:span>o<text:span text:style-name="T121">n</text:span>e lower</text:p>
      <text:p text:style-name="P83"/>
      <text:p text:style-name="P6"><text:span text:style-name="T30">LCTRL + LSHIFT + U:</text:span> Transpose the note of a selection to 1 semi<text:span text:style-name="T121">t</text:span>o<text:span text:style-name="T121">n</text:span>e higher</text:p>
      <text:p text:style-name="P6"><text:s text:c="20"/>(only for the current instrument)</text:p>
      <text:p text:style-name="P6"/>
      <text:p text:style-name="P6"><text:span text:style-name="T30">LCTRL + LSHIFT + D:</text:span> Transpose the note of a selection to 1 semi<text:span text:style-name="T121">t</text:span>o<text:span text:style-name="T121">n</text:span>e lower</text:p>
      <text:p text:style-name="P6"><text:s text:c="20"/>(only for the current instrument)</text:p>
      <text:p text:style-name="P6"/>
      <text:p text:style-name="P6"><text:span text:style-name="T30">LCTRL + H:</text:span> <text:s text:c="9"/>Transpose the note of a selection to 1 octave higher</text:p>
      <text:p text:style-name="P6"/>
      <text:p text:style-name="P6"><text:span text:style-name="T30">LCTRL + L:</text:span> <text:s text:c="9"/>Transpose the note of a selection to 1 octave lower</text:p>
      <text:p text:style-name="P6"/>
      <text:p text:style-name="P6"><text:span text:style-name="T30">LCTRL + LSHIFT + H:</text:span> Transpose the note of a selection to 1 octave higher</text:p>
      <text:p text:style-name="P6"><text:s text:c="20"/>(only for the current instrument)</text:p>
      <text:p text:style-name="P6"/>
      <text:p text:style-name="P6"><text:span text:style-name="T30">LCTRL + LSHIFT + L:</text:span> Transpose the note of a selection to 1 octave lower</text:p>
      <text:p text:style-name="P6"><text:s text:c="20"/>(only for the current instrument)</text:p>
      <text:p text:style-name="P6"/>
      <text:p text:style-name="P6"><text:span text:style-name="T30">LCTRL + W:</text:span> <text:s text:c="9"/>Save the current selection <text:span text:style-name="T122">or current pattern </text:span>into a file</text:p>
      <text:p text:style-name="P6"/>
      <text:p text:style-name="P84"/>
      <text:p text:style-name="P84"/>
      <text:p text:style-name="P84"><text:soft-page-break/><text:span text:style-name="T123">M</text:span>iscellaneous</text:p>
      <text:p text:style-name="P6"/>
      <text:p text:style-name="P6"><text:span text:style-name="T30">LALT + ENTER:</text:span> <text:s text:c="6"/>Switch between full screen / windowed mode</text:p>
      <text:p text:style-name="P6"/>
      <text:p text:style-name="P6"><text:span text:style-name="T30">LALT + F4:</text:span> <text:s text:c="9"/>Exit program (Windows only)</text:p>
      <text:p text:style-name="P6"><text:span text:style-name="T30">LCTRL + S:</text:span> <text:s text:c="9"/>Save current module</text:p>
      <text:p text:style-name="P6"/>
      <text:p text:style-name="P6"><text:span text:style-name="T30">LSHIFT + S:</text:span> <text:s text:c="8"/>Switch top right panel to synths list</text:p>
      <text:p text:style-name="P6"/>
      <text:p text:style-name="P6"><text:span text:style-name="T30">LSHIFT + I:</text:span> <text:s text:c="8"/>Switch top right panel to instruments list</text:p>
      <text:p text:style-name="P85"/>
      <text:p text:style-name="P85">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24">keyboards.txt</text:span> file and insert it's file's name along with the others.</text:p>
      <text:p text:style-name="P9"/>
      <text:p text:style-name="P86">Load (or reload) the tracker and select the new keyboard in the “<text:span text:style-name="T125">UI </text:span>Setup” panel.</text:p>
      <text:p text:style-name="P9"/>
      <text:p text:style-name="P87">Hexadecimal notation is allowed in the form 0xXXXX or just plain ASCII.</text:p>
      <text:p text:style-name="P87"><text:span text:style-name="T126">(</text:span>it *may* work with <text:span text:style-name="T127">U</text:span>nicode characters but i haven't tested it).</text:p>
      <text:p text:style-name="P9"/>
      <text:p text:style-name="P6">You can eventually submit a new keyboard layout at: franck@<text:span text:style-name="T127">hitchhikr.net</text:span></text:p>
      <text:p text:style-name="P6"/>
      <text:p text:style-name="P88">Compiling the <text:span text:style-name="T128">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29">(</text:span>both generated by the tracker<text:span text:style-name="T129">)</text:span>. Replace the PTK_MODULE variable content of the assembly files located in release/distrib/replay/test with the filename of the .ptp module and compile.</text:p>
      <text:p text:style-name="P9"/>
      <text:p text:style-name="P89">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30">U</text:span>nicode is handled differently.</text:p>
      <text:p text:style-name="P9"/>
      <text:p text:style-name="P10"/>
      <text:p text:style-name="P10"/>
      <text:p text:style-name="P10"><text:soft-page-break/>2. The executable path:</text:p>
      <text:p text:style-name="P6"/>
      <text:p text:style-name="P9">The variable "ExePath" must be filled with the current path of the executable <text:span text:style-name="T131">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32">On operating systems which don’t possess codecs only Internal (wavpack), </text:span><text:span text:style-name="T133">ADPCM and</text:span><text:span text:style-name="T132"> 8 bit compression </text:span><text:span text:style-name="T134">schemes</text:span><text:span text:style-name="T132"> are available.</text:span></text:p>
      <text:p text:style-name="P9"/>
      <text:p text:style-name="P9">Note that packing samples in .ptp files is not mandatory (the packing scheme for each sample can be set to none in the tracker).</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span text:style-name="T135">T</text:span>hanks</text:p>
      <text:p text:style-name="P6"/>
      <text:p text:style-name="P91">Karsten Obarski:</text:p>
      <text:p text:style-name="P91"/>
      <text:p text:style-name="P92">The <text:span text:style-name="T136">father of the </text:span>original tracker.</text:p>
      <text:p text:style-name="P10"/>
      <text:p text:style-name="P10">Arguru <text:span text:style-name="T137">(RIP)</text:span>:</text:p>
      <text:p text:style-name="P6"/>
      <text:p text:style-name="P6">The original NoiseTrekker.</text:p>
      <text:p text:style-name="P6"/>
      <text:p text:style-name="P10">Fredrik Wikstrom:</text:p>
      <text:p text:style-name="P6"/>
      <text:p text:style-name="P6"><text:span text:style-name="T138">Original </text:span>Amiga OS 4 port.</text:p>
      <text:p text:style-name="P6"/>
      <text:p text:style-name="P10">Fernando Mastandrea:</text:p>
      <text:p text:style-name="P6"/>
      <text:p text:style-name="P93"><text:span text:style-name="T138">Original </text:span>AROS port.</text:p>
      <text:p text:style-name="P6"/>
      <text:p text:style-name="P94">Samuel Crow:</text:p>
      <text:p text:style-name="P95"/>
      <text:p text:style-name="P95">Haiku port.</text:p>
      <text:p text:style-name="P95"/>
      <text:p text:style-name="P96">BeWorld:</text:p>
      <text:p text:style-name="P97"/>
      <text:p text:style-name="P97">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98">Jiffypop23:</text:p>
      <text:p text:style-name="P99"/>
      <text:p text:style-name="P99">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6"/>
      <text:p text:style-name="P6"/>
      <text:p text:style-name="P10"><text:soft-page-break/>Wal:</text:p>
      <text:p text:style-name="P6"/>
      <text:p text:style-name="P6">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7T16:38:18.984000000</dc:date>
    <meta:editing-duration>PT8H16M27S</meta:editing-duration>
    <meta:editing-cycles>333</meta:editing-cycles>
    <meta:generator>LibreOffice/24.8.4.2$Windows_X86_64 LibreOffice_project/bb3cfa12c7b1bf994ecc5649a80400d06cd71002</meta:generator>
    <meta:print-date>2025-01-26T18:21:25.457000000</meta:print-date>
    <meta:printed-by>Fichiers PDF</meta:printed-by>
    <meta:document-statistic meta:table-count="0" meta:image-count="0" meta:object-count="0" meta:page-count="22" meta:paragraph-count="585" meta:word-count="4878" meta:character-count="28523" meta:non-whitespace-character-count="22543"/>
  </office:meta>
</office:document-meta>
</file>